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5-11-1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5-07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5-05-0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5-03-0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4-11-0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4-08-2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4-04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4-02-0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3-12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3-07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3-05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3-02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2-08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2-04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2-02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1-11-0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1-08-1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1-04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1-02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0-10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0-08-1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0-05-1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20-02-0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9-10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9-07-2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9-04-2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9-02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8-10-29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8-08-0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8-05-0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8-02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7-11-2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7-11-0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7-07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7-04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7-02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6-10-2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6-07-2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6-05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6-01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5-12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5-11-0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5-08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5-05-0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5-02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4-1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4-07-30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4-05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4-02-18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3-10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3-07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3-04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3-01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2-11-0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2-08-02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2-04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2-02-0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1-11-0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1-08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1-08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1-05-1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1-0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0-11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0-08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0-05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1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9-08-04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9-05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9-02-1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8-10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8-08-0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8-05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7-11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7-08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7-02-2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6-11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6-08-25 0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6-05-0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5-10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5-08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5-05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5-01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4-11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4-08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2P2</text:p>
          </table:table-cell>
          <table:table-cell office:value-type="string" calcext:value-type="string">
            <text:p>Marble Substation</text:p>
          </table:table-cell>
          <table:table-cell office:value-type="string" calcext:value-type="string">
            <text:p>2004-05-0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